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erial Mono" svg:font-family="'Aerial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15pt"/>
    </style:style>
    <style:style style:name="co7" style:family="table-column">
      <style:table-column-properties fo:break-before="auto" style:column-width="485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[.$A2] &gt; 0)" style:apply-style-name="Accent_20_3" style:base-cell-address="'TwoSquaresFromPowerUp.tshark02'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map style:condition="is-true-formula([.$A2] &gt; 0)" style:apply-style-name="Accent_20_3" style:base-cell-address="'TwoSquaresFromPowerUp.tshark02'.A2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erial Mono"/>
      <style:map style:condition="is-true-formula([.$A2] &gt; 0)" style:apply-style-name="Accent_20_3" style:base-cell-address="'TwoSquaresFromPowerUp.tshark02'.A2"/>
    </style:style>
    <style:style style:name="ce7" style:family="table-cell" style:parent-style-name="Default">
      <style:table-cell-properties fo:background-color="#fff200"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erial Mono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woSquaresFromPowerUp.tshark0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column table:style-name="co7" table:default-cell-style-name="ce8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REQ</text:p>
          </table:table-cell>
          <table:table-cell table:style-name="ce1" office:value-type="string" calcext:value-type="string">
            <text:p>RESP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PORT</text:p>
          </table:table-cell>
          <table:table-cell table:style-name="ce5" office:value-type="string" calcext:value-type="string">
            <text:p>'DATA'</text:p>
          </table:table-cell>
          <table:table-cell table:style-name="ce1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_STATUS (0x00)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Status: 0x0101, PORT_CONNECTION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Change: 0x0001, C_PORT_CONNECTIO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1 01 01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CLEAR_FEATURE (0x01)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_STATUS (0x00)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Status: 0x0100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0 01 00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_STATUS (0x00)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Status: 0x0101, PORT_CONNECTION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1 01 00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SET_FEATURE (0x03)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_STATUS (0x00)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Status: 0x0103, PORT_CONNECTION, PORT_ENABLE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Change: 0x0010, C_PORT_RESET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3 01 10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CLEAR_FEATURE (0x01)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0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DEVICE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3.0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SET_FEATURE (0x03)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_STATUS (0x00)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Status: 0x0103, PORT_CONNECTION, PORT_ENABLE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Port Change: 0x0010, C_PORT_RESET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3 01 10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CLEAR_FEATURE (0x01)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DEVICE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9 02 20 00 01 01 00 c0 32 <text:s text:c="23"/>.. .....2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INTERFACE DESCRIPTOR (0.0): class Print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Numb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Endpoints: 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Class: Printer (0x07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SubClass: 0x0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Protocol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Interface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EndpointAddress: 0x01 <text:s/>OUT <text:s/>Endpoint: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0001 = Endpoint Number: 0x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EndpointAddress: 0x82 <text:s/>IN <text:s/>Endpoint: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0010 = Endpoint Number: 0x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9 02 20 00 01 01 00 c0 32 09 04 00 00 02 07 01 <text:s text:c="2"/>.. .....2..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2 00 07 05 01 02 40 00 00 07 05 82 02 40 00 00 <text:s text:c="2"/>......@......@..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STRING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LANGID: English (United States) (0x0409)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4 03 09 04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STRING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16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String: 39390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0 03 33 00 39 00 33 00 39 00 30 00 00 00 00 00 <text:s text:c="2"/>..3.9.3.9.0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Index: 0 (0x0000)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SET CONFIGURATION (9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Interface: 0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SET INTERFACE (11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Value: 0x00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Index: 0 (0x0000)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CONTROL response data: 00554d414e5546414354555245523a53696c686f75657474...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0 55 4d 41 4e 55 46 41 43 54 55 52 45 52 3a 53 <text:s text:c="2"/>.UMANUFACTURER:S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69 6c 68 6f 75 65 74 74 65 3b 4d 4f 44 45 4c 3a <text:s text:c="2"/>ilhouette;MODEL: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60 <text:s/>43 41 4d 45 4f 20 33 3b 43 4c 41 53 53 3a 50 52 <text:s text:c="2"/>CAMEO 3;CLASS:P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70 <text:s/>49 4e 54 45 52 3b 44 45 53 43 52 49 50 54 49 4f <text:s text:c="2"/>INTER;DESCRIPTIO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80 <text:s/>4e 3a 53 69 6c 68 6f 75 65 74 74 65 20 43 41 4d <text:s text:c="2"/>N:Silhouette CAM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90 <text:s/>45 4f 20 33 3b <text:s text:c="35"/>EO 3;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DEVICE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9 02 20 00 01 01 00 c0 32 <text:s text:c="23"/>.. .....2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INTERFACE DESCRIPTOR (0.0): class Print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Numb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Endpoints: 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Class: Printer (0x07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SubClass: 0x0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Protocol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Interface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EndpointAddress: 0x01 <text:s/>OUT <text:s/>Endpoint: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0001 = Endpoint Number: 0x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EndpointAddress: 0x82 <text:s/>IN <text:s/>Endpoint: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0010 = Endpoint Number: 0x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9 02 20 00 01 01 00 c0 32 09 04 00 00 02 07 01 <text:s text:c="2"/>.. .....2..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2 00 07 05 01 02 40 00 00 07 05 82 02 40 00 00 <text:s text:c="2"/>......@......@..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DEVICE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DEVICE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INTERFACE DESCRIPTOR (0.0): class Print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Numb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Endpoints: 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Class: Printer (0x07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SubClass: 0x0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Protocol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Interface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EndpointAddress: 0x01 <text:s/>OUT <text:s/>Endpoint: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0001 = Endpoint Number: 0x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EndpointAddress: 0x82 <text:s/>IN <text:s/>Endpoint: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0010 = Endpoint Number: 0x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9 02 20 00 01 01 00 c0 32 09 04 00 00 02 07 01 <text:s text:c="2"/>.. .....2..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2 00 07 05 01 02 40 00 00 07 05 82 02 40 00 00 <text:s text:c="2"/>......@......@..</text:p>
          </table:table-cell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STRING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16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String: 39390</text:p>
          </table:table-cell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0 03 33 00 39 00 33 00 39 00 30 00 00 00 00 00 <text:s text:c="2"/>..3.9.3.9.0.....</text:p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INTERFACE DESCRIPTOR (0.0): class Print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Numb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Endpoints: 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Class: Printer (0x07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SubClass: 0x0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faceProtocol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Interface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EndpointAddress: 0x01 <text:s/>OUT <text:s/>Endpoint: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0001 = Endpoint Number: 0x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EndpointAddress: 0x82 <text:s/>IN <text:s/>Endpoint: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0010 = Endpoint Number: 0x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9 02 20 00 01 01 00 c0 32 09 04 00 00 02 07 01 <text:s text:c="2"/>.. .....2..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2 00 07 05 01 02 40 00 00 07 05 82 02 40 00 00 <text:s text:c="2"/>......@......@..</text:p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string" calcext:value-type="string">
            <text:p>GET DESCRIPTOR (6)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DEVICE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Value: 0x00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<text:s text:c="4"/>wIndex: 0 (0x0000)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4" office:value-type="string" calcext:value-type="string">
            <text:p>URB_SUBMIT ('S')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CONTROL response data: 00554d414e5546414354555245523a53696c686f75657474...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00 55 4d 41 4e 55 46 41 43 54 55 52 45 52 3a 53 <text:s text:c="2"/>.UMANUFACTURER:S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69 6c 68 6f 75 65 74 74 65 3b 4d 4f 44 45 4c 3a <text:s text:c="2"/>ilhouette;MODEL: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60 <text:s/>43 41 4d 45 4f 20 33 3b 43 4c 41 53 53 3a 50 52 <text:s text:c="2"/>CAMEO 3;CLASS:P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70 <text:s/>49 4e 54 45 52 3b 44 45 53 43 52 49 50 54 49 4f <text:s text:c="2"/>INTER;DESCRIPTIO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80 <text:s/>4e 3a 53 69 6c 68 6f 75 65 74 74 65 20 43 41 4d <text:s text:c="2"/>N:Silhouette CAM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90 <text:s/>45 4f 20 33 3b <text:s text:c="35"/>EO 3;</text:p>
          </table:table-cell>
          <table:table-cell table:number-columns-repeated="101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7" office:value-type="string" calcext:value-type="string">
            <text:p>EVERYTHING PRIOR TO THIS POINT HAS BEEN USB INITIALIZATION, NOT USING THE SERIAL PROTOCOL USED BY THE REST OF THE SOFTWARE.</text:p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/>
          <table:table-cell office:value-type="string" calcext:value-type="string">
            <text:p>Ready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/>
          <table:table-cell office:value-type="string" calcext:value-type="string">
            <text:p>Rpt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float" office:value="464703" calcext:value-type="float">
            <text:p>464703</text:p>
          </table:table-cell>
          <table:table-cell/>
          <table:table-cell office:value-type="string" calcext:value-type="string">
            <text:p>Get Version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6 47 03 <text:s text:c="41"/>FG.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string" calcext:value-type="string">
            <text:p>43414d454f20332056312e35302020202003</text:p>
          </table:table-cell>
          <table:table-cell/>
          <table:table-cell office:value-type="string" calcext:value-type="string">
            <text:p>Version Response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3 41 4d 45 4f 20 33 20 56 31 2e 35 30 20 20 20 <text:s text:c="2"/>CAMEO 3 V1.50 <text:s text:c="2"/>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20 03 <text:s text:c="45"/>.</text:p>
          </table:table-cell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float" office:value="464703" calcext:value-type="float">
            <text:p>4647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6 47 03 <text:s text:c="41"/>FG.</text:p>
          </table:table-cell>
          <table:table-cell/>
          <table:table-cell office:value-type="string" calcext:value-type="string">
            <text:p>Get Version</text:p>
          </table:table-cell>
          <table:table-cell table:number-columns-repeated="101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string" calcext:value-type="string">
            <text:p>43414d454f20332056312e35302020202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3 41 4d 45 4f 20 33 20 56 31 2e 35 30 20 20 20 <text:s text:c="2"/>CAMEO 3 V1.50 <text:s text:c="2"/></text:p>
          </table:table-cell>
          <table:table-cell/>
          <table:table-cell office:value-type="string" calcext:value-type="string">
            <text:p>Version Response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20 03 <text:s text:c="45"/>.</text:p>
          </table:table-cell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/>
          <table:table-cell office:value-type="string" calcext:value-type="string">
            <text:p>Ready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/>
          <table:table-cell office:value-type="string" calcext:value-type="string">
            <text:p>Ready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/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5b03</text:p>
          </table:table-cell>
          <table:table-cell/>
          <table:table-cell office:value-type="string" calcext:value-type="string">
            <text:p>Get Upper Left Coordinates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5b 03 <text:s text:c="44"/>[.</text:p>
          </table:table-cell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92" calcext:value-type="float">
            <text:p>92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4" calcext:value-type="float">
            <text:p>9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string" calcext:value-type="string">
            <text:p>2020202020302c2020202020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20 20 20 20 20 30 2c 20 20 20 20 20 30 03 <text:s text:c="13"/>0, <text:s text:c="4"/>0.</text:p>
          </table:table-cell>
          <table:table-cell/>
          <table:table-cell office:value-type="string" calcext:value-type="string">
            <text:p>0,0</text:p>
          </table:table-cell>
          <table:table-cell table:number-columns-repeated="101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float" office:value="5503" calcext:value-type="float">
            <text:p>55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55 03 <text:s text:c="44"/>U.</text:p>
          </table:table-cell>
          <table:table-cell/>
          <table:table-cell office:value-type="string" calcext:value-type="string">
            <text:p>Get Lower Right Coordinates</text:p>
          </table:table-cell>
          <table:table-cell table:number-columns-repeated="101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string" calcext:value-type="string">
            <text:p>2031323230302c20203631303003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Inches</text:p>
          </table:table-cell>
          <table:covered-table-cell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20 31 32 32 30 30 2c 20 20 36 31 30 30 03 <text:s text:c="9"/>12200, <text:s/>6100.</text:p>
          </table:table-cell>
          <table:table-cell/>
          <table:table-cell office:value-type="string" calcext:value-type="string">
            <text:p>12200,6100</text:p>
          </table:table-cell>
          <table:table-cell/>
          <table:table-cell table:formula="of:=12200/508" office:value-type="float" office:value="24.0157480314961" calcext:value-type="float">
            <text:p>24.0157480314961</text:p>
          </table:table-cell>
          <table:table-cell table:formula="of:=6100/508" office:value-type="float" office:value="12.007874015748" calcext:value-type="float">
            <text:p>12.007874015748</text:p>
          </table:table-cell>
          <table:table-cell table:number-columns-repeated="10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float" office:value="46513003" calcext:value-type="float">
            <text:p>4651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6 51 30 03 <text:s text:c="38"/>FQ0.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202020313003" calcext:value-type="float">
            <text:p>20202031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20 20 20 31 30 03 <text:s text:c="35"/>10.</text:p>
          </table:table-cell>
          <table:table-cell/>
          <table:table-cell office:value-type="string" calcext:value-type="string">
            <text:p>Returns a 5 digit number, left padded with spaces.</text:p>
          </table:table-cell>
          <table:table-cell table:number-columns-repeated="101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float" office:value="46513203" calcext:value-type="float">
            <text:p>465132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6 51 32 03 <text:s text:c="38"/>FQ2.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/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6" calcext:value-type="float">
            <text:p>10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202020203003" calcext:value-type="float">
            <text:p>20202020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20 20 20 20 30 03 <text:s text:c="36"/>0.</text:p>
          </table:table-cell>
          <table:table-cell/>
          <table:table-cell office:value-type="string" calcext:value-type="string">
            <text:p>Returns a 5 digit number, left padded with spaces.</text:p>
          </table:table-cell>
          <table:table-cell table:number-columns-repeated="101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float" office:value="5442373103" calcext:value-type="float">
            <text:p>544237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54 42 37 31 03 <text:s text:c="35"/>TB71.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string" calcext:value-type="string">
            <text:p>20202020302c20202020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20 20 20 20 30 2c 20 20 20 20 30 03 <text:s text:c="18"/>0, <text:s text:c="3"/>0.</text:p>
          </table:table-cell>
          <table:table-cell/>
          <table:table-cell office:value-type="string" calcext:value-type="string">
            <text:p>Two coma separated five digit numbers, left padded with spaces.</text:p>
          </table:table-cell>
          <table:table-cell table:number-columns-repeated="101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float" office:value="464103" calcext:value-type="float">
            <text:p>464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6 41 03 <text:s text:c="41"/>FA.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4" calcext:value-type="float">
            <text:p>11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string" calcext:value-type="string">
            <text:p>20202020302c20202020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20 20 20 20 30 2c 20 20 20 20 30 03 <text:s text:c="18"/>0, <text:s text:c="3"/>0.</text:p>
          </table:table-cell>
          <table:table-cell/>
          <table:table-cell office:value-type="string" calcext:value-type="string">
            <text:p>Two coma separated five digit numbers, left padded with spaces.</text:p>
          </table:table-cell>
          <table:table-cell table:number-columns-repeated="101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/>
          <table:table-cell office:value-type="string" calcext:value-type="string">
            <text:p>Ready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1" calcext:value-type="float">
            <text:p>12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9" calcext:value-type="float">
            <text:p>12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/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3" calcext:value-type="float">
            <text:p>13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2" calcext:value-type="float">
            <text:p>13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/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6" calcext:value-type="float">
            <text:p>13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1" calcext:value-type="float">
            <text:p>14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/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48" calcext:value-type="float">
            <text:p>14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/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3" calcext:value-type="float">
            <text:p>15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2" calcext:value-type="float">
            <text:p>15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/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/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5" calcext:value-type="float">
            <text:p>16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4" calcext:value-type="float">
            <text:p>16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9" calcext:value-type="float">
            <text:p>16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/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/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3" calcext:value-type="float">
            <text:p>17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7" calcext:value-type="float">
            <text:p>17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76" calcext:value-type="float">
            <text:p>17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0" calcext:value-type="float">
            <text:p>18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/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5" calcext:value-type="float">
            <text:p>18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/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/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89" calcext:value-type="float">
            <text:p>18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88" calcext:value-type="float">
            <text:p>18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3" calcext:value-type="float">
            <text:p>19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2" calcext:value-type="float">
            <text:p>19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7" calcext:value-type="float">
            <text:p>19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96" calcext:value-type="float">
            <text:p>19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2" calcext:value-type="float">
            <text:p>21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/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1" calcext:value-type="float">
            <text:p>22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/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5" calcext:value-type="float">
            <text:p>22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/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54473103464e3003544235302c30035c33302c3330035a35...</text:p>
          </table:table-cell>
          <table:table-cell/>
          <table:table-cell office:value-type="string" calcext:value-type="string">
            <text:p>TG1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54 47 31 03 46 4e 30 03 54 42 35 30 2c 30 03 5c <text:s text:c="2"/>TG1.FN0.TB50,0.\</text:p>
          </table:table-cell>
          <table:table-cell/>
          <table:table-cell office:value-type="string" calcext:value-type="string">
            <text:p>FN0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33 30 2c 33 30 03 5a 35 35 35 38 2c 34 32 38 38 <text:s text:c="2"/>30,30.Z5558,4288</text:p>
          </table:table-cell>
          <table:table-cell/>
          <table:table-cell office:value-type="string" calcext:value-type="string">
            <text:p>TB50,0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60 <text:s/>03 4a 31 03 <text:s text:c="38"/>.J1.</text:p>
          </table:table-cell>
          <table:table-cell/>
          <table:table-cell office:value-type="string" calcext:value-type="string">
            <text:p>\30,30</text:p>
          </table:table-cell>
          <table:table-cell table:number-columns-repeated="1013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/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/>
          <table:table-cell office:value-type="string" calcext:value-type="string">
            <text:p>Z5558,4288</text:p>
          </table:table-cell>
          <table:table-cell table:number-columns-repeated="1013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28" calcext:value-type="float">
            <text:p>228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/>
          <table:table-cell office:value-type="string" calcext:value-type="string">
            <text:p>J1</text:p>
          </table:table-cell>
          <table:table-cell table:number-columns-repeated="101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2131302c3103465831382c31034643302c312c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21 31 30 2c 31 03 46 58 31 38 2c 31 03 46 43 30 <text:s text:c="2"/>!10,1.FX18,1.FC0</text:p>
          </table:table-cell>
          <table:table-cell/>
          <table:table-cell office:value-type="string" calcext:value-type="string">
            <text:p>!10,1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2c 31 2c 31 03 <text:s text:c="35"/>,1,1.</text:p>
          </table:table-cell>
          <table:table-cell/>
          <table:table-cell office:value-type="string" calcext:value-type="string">
            <text:p>FX18,1</text:p>
          </table:table-cell>
          <table:table-cell table:number-columns-repeated="101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1" calcext:value-type="float">
            <text:p>23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/>
          <table:table-cell office:value-type="string" calcext:value-type="string">
            <text:p>FC0,1,1</text:p>
          </table:table-cell>
          <table:table-cell table:number-columns-repeated="1013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/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4645302c31034646302c302c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6 45 30 2c 31 03 46 46 30 2c 30 2c 31 03 <text:s text:c="8"/>FE0,1.FF0,0,1.</text:p>
          </table:table-cell>
          <table:table-cell/>
          <table:table-cell office:value-type="string" calcext:value-type="string">
            <text:p>FE0,1</text:p>
          </table:table-cell>
          <table:table-cell table:number-columns-repeated="1013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3" calcext:value-type="float">
            <text:p>23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/>
          <table:table-cell office:value-type="string" calcext:value-type="string">
            <text:p>FF0,0,1</text:p>
          </table:table-cell>
          <table:table-cell table:number-columns-repeated="1013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/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35" calcext:value-type="float">
            <text:p>23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29" calcext:value-type="float">
            <text:p>229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/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0" calcext:value-type="float">
            <text:p>24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/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4d3736322c373632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d 37 36 32 2c 37 36 32 03 <text:s text:c="23"/>M762,762.</text:p>
          </table:table-cell>
          <table:table-cell/>
          <table:table-cell office:value-type="string" calcext:value-type="string">
            <text:p>Move</text:p>
          </table:table-cell>
          <table:table-cell table:number-columns-repeated="1013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2" calcext:value-type="float">
            <text:p>242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/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/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424532e821908cf1b170fd8fcc2d6e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2 45 32 e8 21 90 8c f1 b1 70 fd 8f cc 2d 6e 03 <text:s text:c="2"/>BE2.!....p...-n.</text:p>
          </table:table-cell>
          <table:table-cell/>
          <table:table-cell office:value-type="string" calcext:value-type="string">
            <text:p>Draw/Cut</text:p>
          </table:table-cell>
          <table:table-cell table:number-columns-repeated="1013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45" calcext:value-type="float">
            <text:p>24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float" office:value="424531909003" calcext:value-type="float">
            <text:p>424531909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2 45 31 90 90 03 <text:s text:c="32"/>BE1...</text:p>
          </table:table-cell>
          <table:table-cell table:number-columns-repeated="1015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47" calcext:value-type="float">
            <text:p>24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49" calcext:value-type="float">
            <text:p>24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44" calcext:value-type="float">
            <text:p>24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/>
          <table:table-cell office:value-type="string" calcext:value-type="string">
            <text:p>Moving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/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52" calcext:value-type="float">
            <text:p>252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/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54" calcext:value-type="float">
            <text:p>25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/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57" calcext:value-type="float">
            <text:p>257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/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/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1" calcext:value-type="float">
            <text:p>26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0" calcext:value-type="float">
            <text:p>26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/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4" calcext:value-type="float">
            <text:p>26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/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8" calcext:value-type="float">
            <text:p>268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69" calcext:value-type="float">
            <text:p>269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/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2" calcext:value-type="float">
            <text:p>272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3" calcext:value-type="float">
            <text:p>273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/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4c30034a32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c 30 03 4a 32 03 <text:s text:c="32"/>L0.J2.</text:p>
          </table:table-cell>
          <table:table-cell/>
          <table:table-cell office:value-type="string" calcext:value-type="string">
            <text:p>L0</text:p>
          </table:table-cell>
          <table:table-cell table:number-columns-repeated="1013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76" calcext:value-type="float">
            <text:p>276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/>
          <table:table-cell office:value-type="string" calcext:value-type="string">
            <text:p>J2</text:p>
          </table:table-cell>
          <table:table-cell table:number-columns-repeated="1013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/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2131302c3203465831382c32034643302c312c3203464530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21 31 30 2c 32 03 46 58 31 38 2c 32 03 46 43 30 <text:s text:c="2"/>!10,2.FX18,2.FC0</text:p>
          </table:table-cell>
          <table:table-cell/>
          <table:table-cell office:value-type="string" calcext:value-type="string">
            <text:p>!10,2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2c 31 2c 32 03 46 45 30 2c 32 03 46 46 30 2c 30 <text:s text:c="2"/>,1,2.FE0,2.FF0,0</text:p>
          </table:table-cell>
          <table:table-cell/>
          <table:table-cell office:value-type="string" calcext:value-type="string">
            <text:p>FX18,2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60 <text:s/>2c 32 03 <text:s text:c="41"/>,2.</text:p>
          </table:table-cell>
          <table:table-cell/>
          <table:table-cell office:value-type="string" calcext:value-type="string">
            <text:p>FC0,1,2</text:p>
          </table:table-cell>
          <table:table-cell table:number-columns-repeated="1013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79" calcext:value-type="float">
            <text:p>27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/>
          <table:table-cell office:value-type="string" calcext:value-type="string">
            <text:p>FE0,2</text:p>
          </table:table-cell>
          <table:table-cell table:number-columns-repeated="1013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/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/>
          <table:table-cell office:value-type="string" calcext:value-type="string">
            <text:p>FF0,0,2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3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1" calcext:value-type="float">
            <text:p>28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78" calcext:value-type="float">
            <text:p>27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Moving</text:p>
          </table:table-cell>
          <table:table-cell table:number-columns-repeated="1013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/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4" calcext:value-type="float">
            <text:p>284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/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86" calcext:value-type="float">
            <text:p>28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/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88" calcext:value-type="float">
            <text:p>288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89" calcext:value-type="float">
            <text:p>289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Ready</text:p>
          </table:table-cell>
          <table:table-cell table:number-columns-repeated="1013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/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4d3736322c3137373803</text:p>
          </table:table-cell>
          <table:table-cell/>
          <table:table-cell office:value-type="string" calcext:value-type="string">
            <text:p>Move To start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d 37 36 32 2c 31 37 37 38 03 <text:s text:c="20"/>M762,1778.</text:p>
          </table:table-cell>
          <table:table-cell table:number-columns-repeated="1015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/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92" calcext:value-type="float">
            <text:p>292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424532e821908cf1b170fd8fcc2d6e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2 45 32 e8 21 90 8c f1 b1 70 fd 8f cc 2d 6e 03 <text:s text:c="2"/>BE2.!....p...-n.</text:p>
          </table:table-cell>
          <table:table-cell/>
          <table:table-cell office:value-type="string" calcext:value-type="string">
            <text:p>Draw/Cut</text:p>
          </table:table-cell>
          <table:table-cell table:number-columns-repeated="1013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/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float" office:value="424531909003" calcext:value-type="float">
            <text:p>424531909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2 45 31 90 90 03 <text:s text:c="32"/>BE1...</text:p>
          </table:table-cell>
          <table:table-cell table:number-columns-repeated="1015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97" calcext:value-type="float">
            <text:p>29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99" calcext:value-type="float">
            <text:p>29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93" calcext:value-type="float">
            <text:p>293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2" calcext:value-type="float">
            <text:p>302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/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6" calcext:value-type="float">
            <text:p>306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07" calcext:value-type="float">
            <text:p>307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/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10" calcext:value-type="float">
            <text:p>31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/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4" calcext:value-type="float">
            <text:p>31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18" calcext:value-type="float">
            <text:p>318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/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/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2" calcext:value-type="float">
            <text:p>322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3" calcext:value-type="float">
            <text:p>323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/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4c30035c302c30034d302c30034a3003464e300354423530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4c 30 03 5c 30 2c 30 03 4d 30 2c 30 03 4a 30 03 <text:s text:c="2"/>L0.\0,0.M0,0.J0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50 <text:s/>46 4e 30 03 54 42 35 30 2c 30 03 <text:s text:c="17"/>FN0.TB50,0.</text:p>
          </table:table-cell>
          <table:table-cell table:number-columns-repeated="1015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26" calcext:value-type="float">
            <text:p>326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/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/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29" calcext:value-type="float">
            <text:p>32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28" calcext:value-type="float">
            <text:p>32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/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/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3" calcext:value-type="float">
            <text:p>33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32" calcext:value-type="float">
            <text:p>33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/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36" calcext:value-type="float">
            <text:p>33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/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1" calcext:value-type="float">
            <text:p>34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0" calcext:value-type="float">
            <text:p>34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/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/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5" calcext:value-type="float">
            <text:p>34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4" calcext:value-type="float">
            <text:p>34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/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49" calcext:value-type="float">
            <text:p>34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48" calcext:value-type="float">
            <text:p>34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/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/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3" calcext:value-type="float">
            <text:p>35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2" calcext:value-type="float">
            <text:p>35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/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/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7" calcext:value-type="float">
            <text:p>35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56" calcext:value-type="float">
            <text:p>35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/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1" calcext:value-type="float">
            <text:p>36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/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/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65" calcext:value-type="float">
            <text:p>36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64" calcext:value-type="float">
            <text:p>36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/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/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69" calcext:value-type="float">
            <text:p>36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68" calcext:value-type="float">
            <text:p>36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/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/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73" calcext:value-type="float">
            <text:p>37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72" calcext:value-type="float">
            <text:p>37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/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/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77" calcext:value-type="float">
            <text:p>37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76" calcext:value-type="float">
            <text:p>37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/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0" calcext:value-type="float">
            <text:p>38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/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/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/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/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/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3" calcext:value-type="float">
            <text:p>393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2" calcext:value-type="float">
            <text:p>392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/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/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97" calcext:value-type="float">
            <text:p>397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96" calcext:value-type="float">
            <text:p>396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/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1" calcext:value-type="float">
            <text:p>401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/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/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5" calcext:value-type="float">
            <text:p>405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04" calcext:value-type="float">
            <text:p>404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/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/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09" calcext:value-type="float">
            <text:p>409</text:p>
          </table:table-cell>
          <table:table-cell table:style-name="ce2"/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08" calcext:value-type="float">
            <text:p>408</text:p>
          </table:table-cell>
          <table:table-cell table:style-name="ce2"/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4" office:value-type="string" calcext:value-type="string">
            <text:p>URB_COMPLETE ('C')</text:p>
          </table:table-cell>
          <table:table-cell table:style-name="ce4"/>
          <table:table-cell table:style-name="ce2"/>
          <table:table-cell table:style-name="ce6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table:number-columns-repeated="2"/>
          <table:table-cell table:style-name="ce2"/>
          <table:table-cell table:style-name="ce6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table:number-columns-repeated="2"/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4" office:value-type="string" calcext:value-type="string">
            <text:p>URB_SUBMIT ('S')</text:p>
          </table:table-cell>
          <table:table-cell table:style-name="ce4"/>
          <table:table-cell table:style-name="ce2"/>
          <table:table-cell table:style-name="ce6"/>
          <table:table-cell table:number-columns-repeated="1015"/>
        </table:table-row>
        <table:table-row table:style-name="ro1" table:number-rows-repeated="10476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woSquaresFromPowerUp.tshark02'.A2:'TwoSquaresFromPowerUp.tshark02'.H922 'TwoSquaresFromPowerUp.tshark02'.I2:'TwoSquaresFromPowerUp.tshark02'.I397 'TwoSquaresFromPowerUp.tshark02'.I399:'TwoSquaresFromPowerUp.tshark02'.I922">
            <calcext:condition calcext:apply-style-name="Accent 3" calcext:value="formula-is([.$A2] &gt; 0)" calcext:base-cell-address="'TwoSquaresFromPowerUp.tshark02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erial Mono" svg:font-family="'Aerial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00:29:44.767737644</dc:date>
    <meta:editing-duration>PT6M30S</meta:editing-duration>
    <meta:editing-cycles>1</meta:editing-cycles>
    <meta:document-statistic meta:table-count="1" meta:cell-count="2847" meta:object-count="0"/>
    <meta:generator>LibreOffice/6.0.3.2$Linux_X86_64 LibreOffice_project/00m0$Build-2</meta:generator>
  </office:meta>
</office:document-meta>
</file>